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///////////////////////////////////////////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5:03:26.629253809</meta:creation-date>
    <dc:date>2022-10-03T15:03:50.966235896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46" meta:non-whitespace-character-count="46"/>
    <meta:generator>LibreOffice/6.4.7.2$Linux_X86_64 LibreOffice_project/40$Build-2</meta:generator>
  </office:meta>
</office:document-meta>
</file>